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・ St. Yuria's Church
←：Lake Oshiru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G-Good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u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 office:value-type="string">
            <text:p>G'day, mate! How ya goin'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